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list-style-name="L1">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lth &amp; Safety Policy</text:h>
      <text:p text:style-name="P1">The Health and Safety of your child is very important to me and I have therefore documented the following procedures that I have in place to support this. </text:p>
      <text:list xml:id="list1819529669" text:style-name="L1">
        <text:list-item>
          <text:p text:style-name="P3">I have a daily check list which needs to be checked each day before the children arrive at the setting, in order to identify any hazards or faulty equipment. If any are discovered these will be put on a risk assessment form. (See Risk Assessment Policy)</text:p>
        </text:list-item>
        <text:list-item>
          <text:p text:style-name="P3">All accidents that occur will be recorded and reported to parents and Ofsted if necessary. (See Accident Policy)</text:p>
        </text:list-item>
        <text:list-item>
          <text:p text:style-name="P3">Children will only be offered toys that are age/stage of development suitable. </text:p>
        </text:list-item>
        <text:list-item>
          <text:p text:style-name="P3">All equipment will be checked and cleaned regularly and will al be fitted with the correct safety harnesses to prevent accidents, for example high chairs and pushchairs. </text:p>
        </text:list-item>
        <text:list-item>
          <text:p text:style-name="P3">Appropriate safety equipment is in use e.g. cupboard locks, corner pads etc. These are checked regularly.</text:p>
        </text:list-item>
        <text:list-item>
          <text:p text:style-name="P3">The front door will be kept locked to prevent the children opening it, either to exit or to greet a stranger.</text:p>
        </text:list-item>
        <text:list-item>
          <text:p text:style-name="P3">I have strict child protection guidelines in place (See Safeguarding Policy)</text:p>
        </text:list-item>
        <text:list-item>
          <text:p text:style-name="P3">I have procedures in place in the event of a fire. (See Fire Safety Policy)</text:p>
        </text:list-item>
        <text:list-item>
          <text:p text:style-name="P3">The kitchen is kept very clean, <text:s/>hygiene guidelines are followed on the storing of food, the fridge temperature etc. </text:p>
        </text:list-item>
        <text:list-item>
          <text:p text:style-name="P3">I ensure that children do not have any access to any waste, the bins are emptied daily.</text:p>
        </text:list-item>
        <text:list-item>
          <text:p text:style-name="P3">I do not permit smoking in my home, (See Smoking Policy)</text:p>
        </text:list-item>
        <text:list-item>
          <text:p text:style-name="P3">I follow strict hygiene guidelines to prevent contamination and sickness (See Illness &amp; Sickness Policy)</text:p>
        </text:list-item>
        <text:list-item>
          <text:p text:style-name="P3">I have emergency contact details with me at all times should I need to contact parents.</text:p>
        </text:list-item>
        <text:list-item>
          <text:p text:style-name="P3">I will work with you to educate children about safety issues like crossing the road and not talking to strangers.</text:p>
        </text:list-item>
        <text:list-item>
          <text:p text:style-name="P3">I will work with you to educate children about making healthy choices in regards to food and physical exercise. </text:p>
        </text:list-item>
        <text:list-item>
          <text:p text:style-name="P3">Sleeping children will be regularly monitored, using a baby monitor if necessary.</text:p>
        </text:list-item>
        <text:list-item>
          <text:p text:style-name="P3">I am fully insured with <text:s/>public liability insurance. </text:p>
        </text:list-item>
      </text:list>
      <text:p text:style-name="P1">I welcome any discussions with you if you have any concerns about the health and safety of your child.</text:p>
      <text:p text:style-name="P1">Date: 07/06/201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22:18:18</meta:creation-date>
    <dc:date>2014-06-08T17:37:48</dc:date>
    <meta:editing-duration>PT4M1S</meta:editing-duration>
    <meta:editing-cycles>6</meta:editing-cycles>
    <meta:generator>LibreOffice/3.5$Linux_X86_64 LibreOffice_project/350m1$Build-2</meta:generator>
    <dc:creator>Ross Fenning</dc:creator>
    <meta:document-statistic meta:table-count="0" meta:image-count="0" meta:object-count="0" meta:page-count="1" meta:paragraph-count="21" meta:word-count="373" meta:character-count="2101" meta:non-whitespace-character-count="1758"/>
  </office:meta>
</office:document-meta>
</file>